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OP LIN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4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table:formula="of:=[.A7]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5"/>
          <table:table-cell table:formula="of:=[.A10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ANGES TO BACKSTO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 agrees to change tack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4]*[.B14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7]*[.B1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0]*[.B20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3]*[.B23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17]" office:value-type="float" office:value="0.005" calcext:value-type="float">
            <text:p>0.005</text:p>
          </table:table-cell>
          <table:table-cell table:number-columns-repeated="5"/>
          <table:table-cell table:formula="of:=[.A2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formula="of:=[.G23]" office:value-type="float" office:value="0.027" calcext:value-type="float">
            <text:p>0.027</text:p>
          </table:table-cell>
          <table:table-cell table:number-columns-repeated="5"/>
          <table:table-cell table:formula="of:=[.A27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formula="of:=SUM([.G26:.G27])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2]*[.B32]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35]*[.B35]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 Centist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39]*[.B39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t Corbyn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2]*[.B42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5]*[.B45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majority</text:p>
          </table:table-cell>
          <table:table-cell table:number-columns-repeated="9"/>
        </table:table-row>
        <table:table-row table:style-name="ro1">
          <table:table-cell table:formula="of:=[.G32]"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8]*[.B48]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referendum</text:p>
          </table:table-cell>
          <table:table-cell table:number-columns-repeated="9"/>
        </table:table-row>
        <table:table-row table:style-name="ro1">
          <table:table-cell table:formula="of:=[.G39]" office:value-type="float" office:value="0.084" calcext:value-type="float">
            <text:p>0.08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1]*[.B51]" office:value-type="float" office:value="0.0168" calcext:value-type="float">
            <text:p>0.016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GE</text:p>
          </table:table-cell>
          <table:table-cell table:number-columns-repeated="9"/>
        </table:table-row>
        <table:table-row table:style-name="ro1">
          <table:table-cell table:formula="of:=[.G39]" office:value-type="float" office:value="0.084" calcext:value-type="float">
            <text:p>0.08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54]*[.B54]" office:value-type="float" office:value="0.0672" calcext:value-type="float">
            <text:p>0.06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GE</text:p>
          </table:table-cell>
          <table:table-cell table:number-columns-repeated="9"/>
        </table:table-row>
        <table:table-row table:style-name="ro1">
          <table:table-cell table:formula="of:=[.G45]" office:value-type="float" office:value="0.042" calcext:value-type="float">
            <text:p>0.0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7]*[.B57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try pass WA</text:p>
          </table:table-cell>
          <table:table-cell table:number-columns-repeated="9"/>
        </table:table-row>
        <table:table-row table:style-name="ro1">
          <table:table-cell table:formula="of:=[.G45]" office:value-type="float" office:value="0.042" calcext:value-type="float">
            <text:p>0.0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60]*[.B60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leads to election accum</text:p>
          </table:table-cell>
          <table:table-cell table:number-columns-repeated="9"/>
        </table:table-row>
        <table:table-row table:style-name="ro1">
          <table:table-cell table:formula="of:=[.G54]" office:value-type="float" office:value="0.0672" calcext:value-type="float">
            <text:p>0.0672</text:p>
          </table:table-cell>
          <table:table-cell table:number-columns-repeated="5"/>
          <table:table-cell table:formula="of:=[.A63]" office:value-type="float" office:value="0.0672" calcext:value-type="float">
            <text:p>0.0672</text:p>
          </table:table-cell>
          <table:table-cell table:number-columns-repeated="3"/>
        </table:table-row>
        <table:table-row table:style-name="ro1">
          <table:table-cell table:formula="of:=[.G42]" office:value-type="float" office:value="0.084" calcext:value-type="float">
            <text:p>0.084</text:p>
          </table:table-cell>
          <table:table-cell table:number-columns-repeated="5"/>
          <table:table-cell table:formula="of:=[.A64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formula="of:=[.G57]" office:value-type="float" office:value="0.021" calcext:value-type="float">
            <text:p>0.021</text:p>
          </table:table-cell>
          <table:table-cell table:number-columns-repeated="5"/>
          <table:table-cell table:formula="of:=[.A65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63:.G65])" office:value-type="float" office:value="0.1722" calcext:value-type="float">
            <text:p>0.172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passes</text:p>
          </table:table-cell>
          <table:table-cell table:number-columns-repeated="9"/>
        </table:table-row>
        <table:table-row table:style-name="ro1">
          <table:table-cell table:formula="of:=[.G60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69]*[.B69]" office:value-type="float" office:value="0.0105" calcext:value-type="float">
            <text:p>0.01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fails</text:p>
          </table:table-cell>
          <table:table-cell table:number-columns-repeated="9"/>
        </table:table-row>
        <table:table-row table:style-name="ro1">
          <table:table-cell table:formula="of:=[.G60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72]*[.B72]" office:value-type="float" office:value="0.0105" calcext:value-type="float">
            <text:p>0.01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72]" office:value-type="float" office:value="0.0105" calcext:value-type="float">
            <text:p>0.010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75]*[.B75]" office:value-type="float" office:value="0.0021" calcext:value-type="float">
            <text:p>0.0021</text:p>
          </table:table-cell>
          <table:table-cell table:number-columns-repeated="3"/>
        </table:table-row>
        <table:table-row table:style-name="ro1">
          <table:table-cell table:formula="of:=[.G10]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6]*[.B76]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table:formula="of:=[.G35]"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7]*[.B77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5:.G77])" office:value-type="float" office:value="0.1611" calcext:value-type="float">
            <text:p>0.161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10]"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1]*[.B81]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table:formula="of:=[.G35]"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2]*[.B82]" office:value-type="float" office:value="0.196" calcext:value-type="float">
            <text:p>0.196</text:p>
          </table:table-cell>
          <table:table-cell table:number-columns-repeated="3"/>
        </table:table-row>
        <table:table-row table:style-name="ro1">
          <table:table-cell table:formula="of:=[.G72]" office:value-type="float" office:value="0.0105" calcext:value-type="float">
            <text:p>0.010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3]*[.B83]" office:value-type="float" office:value="0.0084" calcext:value-type="float">
            <text:p>0.008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1:.G83])" office:value-type="float" office:value="0.3794" calcext:value-type="float">
            <text:p>0.379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</text:p>
          </table:table-cell>
          <table:table-cell table:number-columns-repeated="9"/>
        </table:table-row>
        <table:table-row table:style-name="ro1">
          <table:table-cell table:formula="of:=[.G28]" office:value-type="float" office:value="0.032" calcext:value-type="float">
            <text:p>0.032</text:p>
          </table:table-cell>
          <table:table-cell table:number-columns-repeated="5"/>
          <table:table-cell table:formula="of:=[.A87]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formula="of:=[.G78]" office:value-type="float" office:value="0.1611" calcext:value-type="float">
            <text:p>0.161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8]*[.B88]" office:value-type="float" office:value="0.12888" calcext:value-type="float">
            <text:p>0.1288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7:.G88])" office:value-type="float" office:value="0.16088" calcext:value-type="float">
            <text:p>0.160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fails</text:p>
          </table:table-cell>
          <table:table-cell table:number-columns-repeated="9"/>
        </table:table-row>
        <table:table-row table:style-name="ro1">
          <table:table-cell table:formula="of:=[.G89]" office:value-type="float" office:value="0.16088" calcext:value-type="float">
            <text:p>0.160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92]*[.B92]" office:value-type="float" office:value="0.032176" calcext:value-type="float">
            <text:p>0.0321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passes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formula="of:=[.G89]" office:value-type="float" office:value="0.16088" calcext:value-type="float">
            <text:p>0.1608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95]*[.B95]" office:value-type="float" office:value="0.128704" calcext:value-type="float">
            <text:p>0.1287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ginal backstop</text:p>
          </table:table-cell>
          <table:table-cell table:number-columns-repeated="9"/>
        </table:table-row>
        <table:table-row table:style-name="ro1">
          <table:table-cell table:formula="of:=[.G20]" office:value-type="float" office:value="0.018" calcext:value-type="float">
            <text:p>0.018</text:p>
          </table:table-cell>
          <table:table-cell table:number-columns-repeated="5"/>
          <table:table-cell table:formula="of:=[.A99]" office:value-type="float" office:value="0.018" calcext:value-type="float">
            <text:p>0.018</text:p>
          </table:table-cell>
          <table:table-cell table:formula="of:=[.G99]*100" office:value-type="float" office:value="1.8" calcext:value-type="float">
            <text:p>1.8</text:p>
          </table:table-cell>
          <table:table-cell table:style-name="ce3" table:formula="of:=[.H99]" office:value-type="float" office:value="1.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</table:table-row>
        <table:table-row table:style-name="ro1">
          <table:table-cell table:style-name="ce1" table:formula="of:=[.G66]" office:value-type="float" office:value="0.1722" calcext:value-type="float">
            <text:p>0.1722</text:p>
          </table:table-cell>
          <table:table-cell table:number-columns-repeated="5"/>
          <table:table-cell table:formula="of:=[.A102]" office:value-type="float" office:value="0.1722" calcext:value-type="float">
            <text:p>0.1722</text:p>
          </table:table-cell>
          <table:table-cell table:number-columns-repeated="3"/>
        </table:table-row>
        <table:table-row table:style-name="ro1">
          <table:table-cell table:formula="of:=[.G48]" office:value-type="float" office:value="0.21" calcext:value-type="float">
            <text:p>0.21</text:p>
          </table:table-cell>
          <table:table-cell table:number-columns-repeated="5"/>
          <table:table-cell table:formula="of:=[.A103]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formula="of:=[.G95]" office:value-type="float" office:value="0.128704" calcext:value-type="float">
            <text:p>0.128704</text:p>
          </table:table-cell>
          <table:table-cell table:number-columns-repeated="5"/>
          <table:table-cell table:formula="of:=[.A104]" office:value-type="float" office:value="0.128704" calcext:value-type="float">
            <text:p>0.1287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02:.G104])" office:value-type="float" office:value="0.510904" calcext:value-type="float">
            <text:p>0.510904</text:p>
          </table:table-cell>
          <table:table-cell table:formula="of:=[.G105]*100" office:value-type="float" office:value="51.0904" calcext:value-type="float">
            <text:p>51.0904</text:p>
          </table:table-cell>
          <table:table-cell table:style-name="ce3" table:formula="of:=[.H105]" office:value-type="float" office:value="51.0904" calcext:value-type="float">
            <text:p>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9"/>
        </table:table-row>
        <table:table-row table:style-name="ro1">
          <table:table-cell table:formula="of:=[.G51]" office:value-type="float" office:value="0.0168" calcext:value-type="float">
            <text:p>0.0168</text:p>
          </table:table-cell>
          <table:table-cell table:number-columns-repeated="5"/>
          <table:table-cell table:formula="of:=[.A108]" office:value-type="float" office:value="0.0168" calcext:value-type="float">
            <text:p>0.0168</text:p>
          </table:table-cell>
          <table:table-cell table:formula="of:=[.G108]*100" office:value-type="float" office:value="1.68" calcext:value-type="float">
            <text:p>1.68</text:p>
          </table:table-cell>
          <table:table-cell table:style-name="ce3" table:formula="of:=[.H108]" office:value-type="float" office:value="1.6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9"/>
        </table:table-row>
        <table:table-row table:style-name="ro1">
          <table:table-cell table:formula="of:=[.G69]" office:value-type="float" office:value="0.0105" calcext:value-type="float">
            <text:p>0.0105</text:p>
          </table:table-cell>
          <table:table-cell table:number-columns-repeated="5"/>
          <table:table-cell table:formula="of:=[.A111]" office:value-type="float" office:value="0.0105" calcext:value-type="float">
            <text:p>0.0105</text:p>
          </table:table-cell>
          <table:table-cell table:formula="of:=[.G111]*100" office:value-type="float" office:value="1.05" calcext:value-type="float">
            <text:p>1.05</text:p>
          </table:table-cell>
          <table:table-cell table:style-name="ce3" table:formula="of:=[.H111]" office:value-type="float" office:value="1.0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9"/>
        </table:table-row>
        <table:table-row table:style-name="ro1">
          <table:table-cell table:formula="of:=[.G78]" office:value-type="float" office:value="0.1611" calcext:value-type="float">
            <text:p>0.1611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4]*[.B114]" office:value-type="float" office:value="0.03222" calcext:value-type="float">
            <text:p>0.03222</text:p>
          </table:table-cell>
          <table:table-cell table:number-columns-repeated="3"/>
        </table:table-row>
        <table:table-row table:style-name="ro1">
          <table:table-cell table:formula="of:=[.G92]" office:value-type="float" office:value="0.032176" calcext:value-type="float">
            <text:p>0.032176</text:p>
          </table:table-cell>
          <table:table-cell table:number-columns-repeated="5"/>
          <table:table-cell table:formula="of:=[.A115]" office:value-type="float" office:value="0.032176" calcext:value-type="float">
            <text:p>0.032176</text:p>
          </table:table-cell>
          <table:table-cell table:number-columns-repeated="3"/>
        </table:table-row>
        <table:table-row table:style-name="ro1">
          <table:table-cell table:formula="of:=[.G84]" office:value-type="float" office:value="0.3794" calcext:value-type="float">
            <text:p>0.379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6]*[.B116]" office:value-type="float" office:value="0.11382" calcext:value-type="float">
            <text:p>0.1138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14:.G116])" office:value-type="float" office:value="0.178216" calcext:value-type="float">
            <text:p>0.178216</text:p>
          </table:table-cell>
          <table:table-cell table:formula="of:=[.G117]*100" office:value-type="float" office:value="17.8216" calcext:value-type="float">
            <text:p>17.8216</text:p>
          </table:table-cell>
          <table:table-cell table:style-name="ce3" table:formula="of:=[.H117]" office:value-type="float" office:value="17.8216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9"/>
        </table:table-row>
        <table:table-row table:style-name="ro1">
          <table:table-cell table:formula="of:=[.G84]" office:value-type="float" office:value="0.3794" calcext:value-type="float">
            <text:p>0.3794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120]*[.B120]" office:value-type="float" office:value="0.26558" calcext:value-type="float">
            <text:p>0.26558</text:p>
          </table:table-cell>
          <table:table-cell table:formula="of:=[.G120]*100" office:value-type="float" office:value="26.558" calcext:value-type="float">
            <text:p>26.558</text:p>
          </table:table-cell>
          <table:table-cell table:style-name="ce3" table:formula="of:=[.H120]" office:value-type="float" office:value="26.558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table:formula="of:=SUM([.H99:.H120])" office:value-type="float" office:value="100" calcext:value-type="float">
            <text:p>100</text:p>
          </table:table-cell>
          <table:table-cell table:formula="of:=SUM([.I99:.I120])" office:value-type="float" office:value="100" calcext:value-type="float">
            <text:p>100</text:p>
          </table:table-cell>
          <table:table-cell table:formula="of:=SUM([.J99:.J12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2:00:02.716521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0T11:43:20.842022709</meta:creation-date>
    <meta:generator>LibreOffice/6.2.0.3$MacOSX_X86_64 LibreOffice_project/98c6a8a1c6c7b144ce3cc729e34964b47ce25d62</meta:generator>
    <dc:date>2019-08-20T22:24:53.463600567</dc:date>
    <dc:creator>Jon Worth</dc:creator>
    <meta:editing-duration>PT2H17M26S</meta:editing-duration>
    <meta:editing-cycles>3</meta:editing-cycles>
    <meta:document-statistic meta:table-count="1" meta:cell-count="181" meta:object-count="0"/>
  </office:meta>
</office:document-meta>
</file>